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1</text:p>
          </table:table-cell>
          <table:table-cell office:value-type="string">
            <text:p>1594.6878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30.224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table:style-name="ce1" office:value-type="float" office:value="1.6444">
            <text:p>1,6444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2</text:p>
          </table:table-cell>
          <table:table-cell office:value-type="string">
            <text:p>1828.163777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26.15009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1.55154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3</text:p>
          </table:table-cell>
          <table:table-cell office:value-type="string">
            <text:p>1998.1076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23.1827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table:style-name="ce2" office:value-type="string">
            <text:p>1.47557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4</text:p>
          </table:table-cell>
          <table:table-cell office:value-type="float" office:value="2540.183787">
            <text:p>2540,183787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24.50995</text:p>
          </table:table-cell>
        </table:table-row>
        <table:table-row table:style-name="ro2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1.53804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9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4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33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7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26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31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9</text:p>
          </table:table-cell>
          <table:table-cell table:number-columns-repeated="3"/>
        </table:table-row>
        <table:table-row table:style-name="ro1">
          <table:table-cell office:value-type="string">
            <text:p><text:s/>15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26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31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28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20</text:p>
          </table:table-cell>
          <table:table-cell table:number-columns-repeated="3"/>
        </table:table-row>
        <table:table-row table:style-name="ro1">
          <table:table-cell office:value-type="string">
            <text:p><text:s/>27</text:p>
          </table:table-cell>
          <table:table-cell table:number-columns-repeated="3"/>
        </table:table-row>
        <table:table-row table:style-name="ro1">
          <table:table-cell office:value-type="string">
            <text:p><text:s/>23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6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22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8</text:p>
          </table:table-cell>
          <table:table-cell table:number-columns-repeated="3"/>
        </table:table-row>
        <table:table-row table:style-name="ro1">
          <table:table-cell office:value-type="string">
            <text:p><text:s/>12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11</text:p>
          </table:table-cell>
          <table:table-cell table:number-columns-repeated="3"/>
        </table:table-row>
        <table:table-row table:style-name="ro1">
          <table:table-cell office:value-type="string">
            <text:p><text:s/>7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.09.2022</text:date>, <text:time>15:00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вайсер</meta:initial-creator>
    <meta:creation-date>2022-09-23T14:48:51.76</meta:creation-date>
    <meta:generator>OpenOffice/4.0.1$Win32 OpenOffice.org_project/401m5$Build-9714</meta:generator>
    <dc:date>2022-09-23T15:00:05.97</dc:date>
    <dc:creator>кирилл вайсер</dc:creator>
    <meta:editing-duration>PT11M16S</meta:editing-duration>
    <meta:editing-cycles>1</meta:editing-cycles>
    <meta:document-statistic meta:table-count="3" meta:cell-count="4120" meta:object-count="0"/>
  </office:meta>
</office:document-meta>
</file>